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5989579852314939496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27347525447912391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177276713730662511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<text:s/>miles in the last week 22.5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in the reeds and smelly mud at the water's edge. <text:s/>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6T09:20:26.39</dc:date>
    <dc:creator>James Lombardi</dc:creator>
    <meta:editing-duration>PT22H59M47S</meta:editing-duration>
    <meta:editing-cycles>119</meta:editing-cycles>
    <meta:document-statistic meta:table-count="0" meta:image-count="0" meta:object-count="0" meta:page-count="13" meta:paragraph-count="386" meta:word-count="4221" meta:character-count="21340"/>
  </office:meta>
</office:document-meta>
</file>